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c2b4"/>
    </style:style>
    <style:style style:name="P2" style:family="paragraph" style:parent-style-name="Text_20_body">
      <style:text-properties officeooo:paragraph-rsid="001faff2"/>
    </style:style>
    <style:style style:name="P3" style:family="paragraph" style:parent-style-name="Text_20_body" style:list-style-name="L1">
      <style:text-properties officeooo:paragraph-rsid="001faff2"/>
    </style:style>
    <style:style style:name="P4" style:family="paragraph" style:parent-style-name="Text_20_body" style:list-style-name="L1">
      <style:text-properties officeooo:paragraph-rsid="00211394"/>
    </style:style>
    <style:style style:name="P5" style:family="paragraph" style:parent-style-name="Text_20_body" style:list-style-name="">
      <style:text-properties officeooo:paragraph-rsid="002514b8"/>
    </style:style>
    <style:style style:name="P6" style:family="paragraph" style:parent-style-name="Text_20_body" style:list-style-name="">
      <style:text-properties officeooo:paragraph-rsid="002696a3"/>
    </style:style>
    <style:style style:name="P7" style:family="paragraph" style:parent-style-name="Text_20_body" style:list-style-name="L2">
      <style:text-properties officeooo:paragraph-rsid="002514b8"/>
    </style:style>
    <style:style style:name="P8" style:family="paragraph" style:parent-style-name="Text_20_body" style:list-style-name="L2">
      <style:text-properties officeooo:paragraph-rsid="002696a3"/>
    </style:style>
    <style:style style:name="P9" style:family="paragraph" style:parent-style-name="Text_20_body" style:list-style-name="L2">
      <style:text-properties officeooo:paragraph-rsid="0027053d"/>
    </style:style>
    <style:style style:name="P10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11" style:family="paragraph" style:parent-style-name="Text_20_body" style:list-style-name="L6">
      <style:text-properties officeooo:paragraph-rsid="002696a3"/>
    </style:style>
    <style:style style:name="P12" style:family="paragraph" style:parent-style-name="Heading_20_1" style:list-style-name="">
      <style:text-properties officeooo:paragraph-rsid="001dc2b4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paragraph-rsid="001dc2b4"/>
    </style:style>
    <style:style style:name="P15" style:family="paragraph" style:parent-style-name="Heading_20_2">
      <style:text-properties officeooo:paragraph-rsid="001dc2b4"/>
    </style:style>
    <style:style style:name="P16" style:family="paragraph" style:parent-style-name="Heading_20_3">
      <style:text-properties officeooo:paragraph-rsid="002696a3"/>
    </style:style>
    <style:style style:name="T1" style:family="text">
      <style:text-properties officeooo:rsid="001dc2b4"/>
    </style:style>
    <style:style style:name="T2" style:family="text">
      <style:text-properties officeooo:rsid="001faff2"/>
    </style:style>
    <style:style style:name="T3" style:family="text">
      <style:text-properties officeooo:rsid="00211394"/>
    </style:style>
    <style:style style:name="T4" style:family="text">
      <style:text-properties officeooo:rsid="002514b8"/>
    </style:style>
    <style:style style:name="T5" style:family="text">
      <style:text-properties officeooo:rsid="002696a3"/>
    </style:style>
    <style:style style:name="T6" style:family="text">
      <style:text-properties officeooo:rsid="002705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Progress</text:span></text:h>
      <text:p text:style-name="Text_20_body"><text:span text:style-name="T1"/></text:p>
      <text:p text:style-name="Text_20_body"><text:span text:style-name="T1"/></text:p>
      <text:h text:style-name="P15" text:outline-level="2"><text:span text:style-name="T1">ToDo</text:span></text:h>
      <text:p text:style-name="P1"><text:span text:style-name="T1">** move ToDo list here! **</text:span></text:p>
      <text:h text:style-name="Heading_20_3" text:outline-level="3"><text:span text:style-name="T4">ordered list (incomplete!)</text:span></text:h>
      <text:h text:style-name="P10" text:outline-level="1"><text:span text:style-name="T4">*** the following is about single 6DOf IMU senso</text:span><text:span text:style-name="T5">r, other sensors should be similar and multiple ***</text:span></text:h>
      <text:h text:style-name="P6" text:outline-level="1"><text:span text:style-name="T4">*** should work simultaneously (care for concurrency, tho!!!) ***</text:span></text:h>
      <text:list xml:id="list6634526873050741640" text:style-name="L2">
        <text:list-item>
          <text:h text:style-name="P7" text:outline-level="1"><text:span text:style-name="T5">I</text:span><text:span text:style-name="T4">mplement a very simple sensor data simulator, i.e. one that constantly delivers/reports the same static values</text:span></text:h>
          <text:list>
            <text:list-item>
              <text:h text:style-name="P9" text:outline-level="1"><text:span text:style-name="T6">This functionality will be time critical later, so use C++ here already</text:span></text:h>
            </text:list-item>
          </text:list>
        </text:list-item>
        <text:list-item>
          <text:h text:style-name="P9" text:outline-level="1"><text:span text:style-name="T6">Get the build mechanisms running for the simple data simulator</text:span></text:h>
          <text:list>
            <text:list-item>
              <text:h text:style-name="P9" text:outline-level="1"><text:span text:style-name="T6">Create Makefile</text:span></text:h>
            </text:list-item>
            <text:list-item>
              <text:h text:style-name="P9" text:outline-level="1"><text:span text:style-name="T6">Get Debugging to work</text:span></text:h>
            </text:list-item>
          </text:list>
        </text:list-item>
        <text:list-item>
          <text:h text:style-name="P8" text:outline-level="1"><text:span text:style-name="T5">Implement </text:span><text:span text:style-name="T6">rudimentary access to the basic sensor data simulator</text:span></text:h>
          <text:list>
            <text:list-item>
              <text:h text:style-name="P9" text:outline-level="1"><text:span text:style-name="T6">This should consider to be easily swappable to a real sensor(-system)</text:span></text:h>
            </text:list-item>
          </text:list>
        </text:list-item>
        <text:list-item>
          <text:h text:style-name="P9" text:outline-level="1"><text:span text:style-name="T6">Implement very simple (console?) output for the sensor data</text:span></text:h>
          <text:list>
            <text:list-item>
              <text:h text:style-name="P9" text:outline-level="1"><text:span text:style-name="T6">Note: that there is in fact a simulator providing the data should not matter at this point</text:span></text:h>
            </text:list-item>
          </text:list>
        </text:list-item>
        <text:list-item>
          <text:h text:style-name="P7" text:outline-level="1"><text:span text:style-name="T4"></text:span></text:h>
        </text:list-item>
        <text:list-item>
          <text:h text:style-name="P7" text:outline-level="1"><text:span text:style-name="T4"></text:span></text:h>
        </text:list-item>
      </text:list>
      <text:h text:style-name="Heading_20_3" text:outline-level="3"><text:span text:style-name="T4">unordere</text:span><text:span text:style-name="T5">d</text:span><text:span text:style-name="T4"> list (incomplete!)</text:span></text:h>
      <text:list xml:id="list1125945489" text:continue-numbering="true" text:style-name="L2">
        <text:list-item>
          <text:h text:style-name="P8" text:outline-level="1"><text:span text:style-name="T4">evaluate data-management solutions</text:span></text:h>
        </text:list-item>
        <text:list-item>
          <text:h text:style-name="P8" text:outline-level="1"><text:span text:style-name="T4">elaborate means to access the offline data in a way that allows to switch to real measurements easily</text:span></text:h>
          <text:list>
            <text:list-item>
              <text:h text:style-name="P8" text:outline-level="1"><text:span text:style-name="T4">access to data should be possible to either timing dependant (time goes by even when not polling the data), or independant, for debugging</text:span></text:h>
            </text:list-item>
            <text:list-item>
              <text:h text:style-name="P8" text:outline-level="1"><text:span text:style-name="T4">Note: this topic may be switched with data visualization (or at least a primitive version thereof)</text:span></text:h>
            </text:list-item>
          </text:list>
        </text:list-item>
        <text:list-item>
          <text:h text:style-name="P8" text:outline-level="1"><text:span text:style-name="T4">data visualization (hopefully using the aforementioned way of access)</text:span></text:h>
          <text:list>
            <text:list-item>
              <text:h text:style-name="P8" text:outline-level="1"><text:span text:style-name="T4">offline and online visualization!</text:span></text:h>
            </text:list-item>
          </text:list>
        </text:list-item>
        <text:list-item>
          <text:h text:style-name="P7" text:outline-level="1"><text:span text:style-name="T4">look more in</text:span><text:span text:style-name="T5">to</text:span><text:span text:style-name="T4"> 'imusim' and see if that can be used or if there are critical limitations</text:span></text:h>
        </text:list-item>
        <text:list-item>
          <text:h text:style-name="P7" text:outline-level="1"><text:soft-page-break/><text:span text:style-name="T4">generate appropriate data to simulate movements of a 6DOF imu as follows:</text:span></text:h>
          <text:list>
            <text:list-item>
              <text:h text:style-name="P7" text:outline-level="1"><text:span text:style-name="T4">exact data for positions with high sampling rate</text:span></text:h>
            </text:list-item>
            <text:list-item>
              <text:h text:style-name="P7" text:outline-level="1"><text:span text:style-name="T4">blurred (gauss?) version of the above, eventually as on-the-fly option</text:span></text:h>
            </text:list-item>
            <text:list-item>
              <text:h text:style-name="P7" text:outline-level="1"><text:span text:style-name="T4">Note: generate at least some movements as a close-loop, to be able to run them indefinitely</text:span></text:h>
            </text:list-item>
          </text:list>
        </text:list-item>
        <text:list-item>
          <text:h text:style-name="P8" text:outline-level="1"><text:span text:style-name="T5">Improve logo</text:span></text:h>
          <text:list>
            <text:list-item>
              <text:h text:style-name="P8" text:outline-level="1"><text:span text:style-name="T5">Derive icon from logo</text:span><text:span text:style-name="T4"></text:span></text:h>
            </text:list-item>
          </text:list>
        </text:list-item>
        <text:list-item>
          <text:h text:style-name="P7" text:outline-level="1"><text:span text:style-name="T4">a nice addon would be to have the possibility to have an interactive visualization of</text:span></text:h>
        </text:list-item>
        <text:list-item>
          <text:h text:style-name="P7" text:outline-level="1"><text:span text:style-name="T4">the current IMU position which allows to move the imu virtually through mouse/keybord (or other) input. This could be useful to have a more immersive way to test the effects of imu input</text:span></text:h>
        </text:list-item>
        <text:list-item>
          <text:h text:style-name="P7" text:outline-level="1"><text:span text:style-name="T4">use github to push the git repo to</text:span></text:h>
        </text:list-item>
        <text:list-item>
          <text:h text:style-name="P7" text:outline-level="1"><text:span text:style-name="T4">use gitit as git-based wiki (and </text:span><text:span text:style-name="T5">probably </text:span><text:span text:style-name="T4">migrate this file)</text:span></text:h>
        </text:list-item>
      </text:list>
      <text:h text:style-name="P5" text:outline-level="1"><text:span text:style-name="T4"/></text:h>
      <text:h text:style-name="P16" text:outline-level="3"><text:span text:style-name="T5">Done</text:span></text:h>
      <text:list xml:id="list104422843910114561" text:style-name="L6">
        <text:list-item>
          <text:h text:style-name="P11" text:outline-level="1"><text:span text:style-name="T4">setup git as </text:span><text:span text:style-name="T5">version control system</text:span></text:h>
        </text:list-item>
        <text:list-item>
          <text:h text:style-name="P11" text:outline-level="1"><text:span text:style-name="T4">setup bugs everywhere as distributed issue manager</text:span></text:h>
        </text:list-item>
        <text:list-item>
          <text:h text:style-name="P11" text:outline-level="1"><text:span text:style-name="T5">First pass of logo as svg</text:span></text:h>
        </text:list-item>
      </text:list>
      <text:h text:style-name="P13" text:outline-level="1"><text:span text:style-name="T1">Components</text:span></text:h>
      <text:p text:style-name="P1"><text:span text:style-name="T1">- don't forget about decisions about which tools/libraries will be used for which job!</text:span></text:p>
      <text:p text:style-name="P1"><text:span text:style-name="T1"/></text:p>
      <text:p text:style-name="P2"><text:span text:style-name="T2">Unordered list (unomplete/</text:span><text:span text:style-name="T3">brainstorming</text:span><text:span text:style-name="T2">) :</text:span></text:p>
      <text:list xml:id="list6398645135110044170" text:style-name="L1">
        <text:list-item>
          <text:p text:style-name="P3"><text:span text:style-name="T2">Data</text:span></text:p>
          <text:list>
            <text:list-item>
              <text:p text:style-name="P3"><text:span text:style-name="T2">Data Management</text:span></text:p>
            </text:list-item>
            <text:list-item>
              <text:p text:style-name="P3"><text:span text:style-name="T2">Data Generation</text:span></text:p>
            </text:list-item>
            <text:list-item>
              <text:p text:style-name="P3"><text:span text:style-name="T2">Data Access</text:span></text:p>
            </text:list-item>
          </text:list>
        </text:list-item>
        <text:list-item>
          <text:p text:style-name="P3"><text:span text:style-name="T2">Assets</text:span></text:p>
          <text:list>
            <text:list-item>
              <text:p text:style-name="P3"><text:span text:style-name="T2">Logo</text:span></text:p>
            </text:list-item>
            <text:list-item>
              <text:p text:style-name="P3"><text:span text:style-name="T2">Icon</text:span></text:p>
            </text:list-item>
            <text:list-item>
              <text:p text:style-name="P4"><text:span text:style-name="T3">3D models for visualization</text:span></text:p>
            </text:list-item>
            <text:list-item>
              <text:p text:style-name="P3"><text:span text:style-name="T2">(Splash Screen?)</text:span></text:p>
            </text:list-item>
            <text:list-item>
              <text:p text:style-name="P4"><text:span text:style-name="T3">(Sounds?)</text:span></text:p>
            </text:list-item>
          </text:list>
        </text:list-item>
        <text:list-item>
          <text:p text:style-name="P4"><text:span text:style-name="T3">Visualization</text:span></text:p>
          <text:list>
            <text:list-item>
              <text:p text:style-name="P4"><text:span text:style-name="T3">Offline</text:span></text:p>
            </text:list-item>
            <text:list-item>
              <text:p text:style-name="P4"><text:span text:style-name="T3">Online</text:span></text:p>
            </text:list-item>
          </text:list>
        </text:list-item>
        <text:list-item>
          <text:p text:style-name="P3"><text:span text:style-name="T2">.</text:span></text:p>
        </text:list-item>
        <text:list-item>
          <text:p text:style-name="P3"><text:span text:style-name="T2">.</text:span></text:p>
        </text:list-item>
        <text:list-item>
          <text:p text:style-name="P3"><text:span text:style-name="T2">.</text:span></text:p>
        </text:list-item>
      </text:list>
      <text:p text:style-name="P1"><text:span text:style-name="T2"/></text:p>
      <text:p text:style-name="P1"><text:span text:style-name="T1"/></text:p>
      <text:h text:style-name="P12" text:outline-level="1"><text:span text:style-name="T1"/></text:h>
      <text:h text:style-name="P14" text:outline-level="1"><text:span text:style-name="T1">Decisions</text:span></text:h>
      <text:p text:style-name="P1"><text:span text:style-name="T1"/></text:p>
      <text:h text:style-name="P15" text:outline-level="2"><text:span text:style-name="T1">To be made</text:span></text:h>
      <text:p text:style-name="P1"><text:span text:style-name="T1"/></text:p>
      <text:h text:style-name="P15" text:outline-level="2"><text:span text:style-name="T1">Preliminary</text:span></text:h>
      <text:p text:style-name="P1"><text:span text:style-name="T1"/></text:p>
      <text:h text:style-name="P15" text:outline-level="2"><text:span text:style-name="T1">Had been made</text:span></text:h>
      <text:h text:style-name="P15" text:outline-level="2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2-23T14:18:29</dc:date>
    <dc:creator>Torge Herber</dc:creator>
    <meta:editing-duration>PT1H39M14S</meta:editing-duration>
    <meta:editing-cycles>5</meta:editing-cycles>
    <meta:generator>LibreOffice/4.0.2.2$Linux_X86_64 LibreOffice_project/400m0$Build-2</meta:generator>
    <meta:document-statistic meta:table-count="0" meta:image-count="0" meta:object-count="0" meta:page-count="4" meta:paragraph-count="62" meta:word-count="455" meta:character-count="2569" meta:non-whitespace-character-count="2191"/>
  </office:meta>
</office:document-meta>
</file>